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e722" officeooo:paragraph-rsid="0007e7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xy</text:p>
      <text:p text:style-name="P1">英 [ˈprɒksi] <text:s text:c="2"/>美 [ˈprɑːksi] <text:s/></text:p>
      <text:p text:style-name="P1">代理权;代表权;代理人;受托人;代表;(测算用的)代替物，指标</text:p>
      <text:p text:style-name="P1"/>
      <text:p text:style-name="P1">slot</text:p>
      <text:p text:style-name="P1">英 [slɒt] <text:s text:c="2"/>美 [slɑːt] <text:s/></text:p>
      <text:p text:style-name="P1">(投放或插入东西的)窄缝，扁口;(名单、日程安排或广播节目表中的)位置，时间，机会</text:p>
      <text:p text:style-name="P1">v.</text:p>
      <text:p text:style-name="P1">投放;插入;(被)塞进;(被)装入</text:p>
      <text:p text:style-name="P1"/>
      <text:p text:style-name="P1">appropriate</text:p>
      <text:p text:style-name="P1">英 [əˈprəʊpriət , əˈprəʊprieɪt] <text:s text:c="2"/>美 [əˈproʊpriət , əˈproʊprieɪt] <text:s/></text:p>
      <text:p text:style-name="P1">adj.</text:p>
      <text:p text:style-name="P1">合适的;恰当的</text:p>
      <text:p text:style-name="P1">v.</text:p>
      <text:p text:style-name="P1">盗用;挪用;占用;侵吞;拨(专款等)</text:p>
      <text:p text:style-name="P1"/>
      <text:p text:style-name="P1">emulation</text:p>
      <text:p text:style-name="P1">英 [ˌɛmjʊˈleɪʃən] <text:s text:c="2"/>美 [ˌɛmjəˈleɪʃən] <text:s/></text:p>
      <text:p text:style-name="P1">n.</text:p>
      <text:p text:style-name="P1">仿真（效）（技术）；模仿（拟）；竞争；效法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3:21:20.402440456</meta:creation-date>
    <meta:editing-duration>PT59M16S</meta:editing-duration>
    <meta:editing-cycles>2</meta:editing-cycles>
    <meta:generator>LibreOffice/5.1.6.2$Linux_X86_64 LibreOffice_project/10m0$Build-2</meta:generator>
    <dc:date>2019-08-14T14:30:35.116750466</dc:date>
    <meta:document-statistic meta:table-count="0" meta:image-count="0" meta:object-count="0" meta:page-count="1" meta:paragraph-count="18" meta:word-count="159" meta:character-count="326" meta:non-whitespace-character-count="294"/>
  </office:meta>
</office:document-meta>
</file>